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7236in" svg:height="4.4496in" svg:x="1.8535in" svg:y="0.0315in">
            <draw:object draw:notify-on-update-of-ranges="Sheet1.A1:Sheet1.A18 Sheet1.B1:Sheet1.B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2016-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24-0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2024-03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2024-0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2024-1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2025-02</text:p>
          </table:table-cell>
          <table:table-cell office:value-type="float" office:value="218" calcext:value-type="float">
            <text:p>2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ejaVu Sans1" style:font-family-asian="'DejaVu Sans'" style:font-family-generic-asian="system" style:font-pitch-asian="variable" style:font-size-asian="10pt" style:font-name-complex="DejaVu Sans1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Adobe Heiti Std R" style:font-family-asian="'Adobe Heiti Std R'" style:font-family-generic-asian="system" style:font-pitch-asian="variable" style:font-name-complex="Adobe Devanagari" style:font-family-complex="'Adobe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 style:data-style-name="N2" text:time-value="22:32:30.8545529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7-02T21:06:51.662257944</meta:creation-date>
    <dc:date>2025-01-26T22:32:56.721414561</dc:date>
    <meta:editing-duration>PT32M42S</meta:editing-duration>
    <meta:editing-cycles>21</meta:editing-cycles>
    <meta:generator>LibreOffice/24.8.4.2$Linux_X86_64 LibreOffice_project/480$Build-2</meta:generator>
    <meta:document-statistic meta:table-count="1" meta:cell-count="3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4.699cm" svg:height="11.303cm" xlink:href=".." xlink:type="simple" chart:class="chart:line" chart:style-name="ch1">
        <chart:plot-area chart:style-name="ch2" table:cell-range-address="Sheet1.A1:Sheet1.B18" chart:data-source-has-labels="column" svg:x="0.493cm" svg:y="0.226cm" svg:width="23.713cm" svg:height="10.851cm">
          <chart:coordinate-region svg:x="1.318cm" svg:y="0.425cm" svg:width="22.255cm" svg:height="10.005cm"/>
          <chart:axis chart:dimension="x" chart:name="primary-x" chart:style-name="ch3" chartooo:axis-type="auto">
            <chartooo:date-scale/>
            <chart:categories table:cell-range-address="Sheet1.A1:Sheet1.A1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18" chart:class="chart:line">
            <chart:data-point chart:repeated="1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16-11</text:p>
                <draw:g>
                  <svg:desc>Sheet1.A1:Sheet1.A18</svg:desc>
                </draw:g>
              </table:table-cell>
              <table:table-cell office:value-type="float" office:value="80">
                <text:p>80</text:p>
                <draw:g>
                  <svg:desc>Sheet1.B1:Sheet1.B18</svg:desc>
                </draw:g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20-0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20-0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21-0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21-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23-0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024-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4-0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024-0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024-1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025-02</text:p>
              </table:table-cell>
              <table:table-cell office:value-type="float" office:value="218">
                <text:p>2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